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6B000001E9056E95AF.png"/>
  <manifest:file-entry manifest:media-type="image/png" manifest:full-path="Pictures/100002010000036D000001ED0F14DF2E.png"/>
  <manifest:file-entry manifest:media-type="image/png" manifest:full-path="Pictures/100002010000036E000001ED0B3358A6.png"/>
  <manifest:file-entry manifest:media-type="image/png" manifest:full-path="Pictures/1000020100000368000001F08D3FDA11.png"/>
  <manifest:file-entry manifest:media-type="image/png" manifest:full-path="Pictures/1000020100000368000001EBBA09A906.png"/>
  <manifest:file-entry manifest:media-type="image/png" manifest:full-path="Pictures/100002010000036B000001F0FE0EF92B.png"/>
  <manifest:file-entry manifest:media-type="image/png" manifest:full-path="Pictures/100002010000036F000001ED5C5F5A96.png"/>
  <manifest:file-entry manifest:media-type="image/png" manifest:full-path="Pictures/100002010000036B000001F44FB3D7DB.png"/>
  <manifest:file-entry manifest:media-type="image/png" manifest:full-path="Pictures/1000020100000369000001EF578E0C8E.png"/>
  <manifest:file-entry manifest:media-type="image/png" manifest:full-path="Pictures/1000020100000371000001F0350B58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3.94cm" table:align="margins"/>
    </style:style>
    <style:style style:name="Tabella1.A" style:family="table-column">
      <style:table-column-properties style:column-width="11.97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i1" text:anchor-type="paragraph" svg:width="11.776cm" svg:height="6.618cm" draw:z-index="0"><draw:image xlink:href="Pictures/100002010000036D000001ED0F14DF2E.png" xlink:type="simple" xlink:show="embed" xlink:actuate="onLoad"/></draw:frame></text:p>
          </table:table-cell>
          <table:table-cell table:style-name="Tabella1.B1" office:value-type="string">
            <text:p text:style-name="Table_20_Contents"><draw:frame draw:style-name="fr1" draw:name="immagini2" text:anchor-type="paragraph" svg:width="11.776cm" svg:height="6.629cm" draw:z-index="1"><draw:image xlink:href="Pictures/1000020100000371000001F0350B5846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3" text:anchor-type="paragraph" svg:width="11.776cm" svg:height="6.697cm" draw:z-index="2"><draw:image xlink:href="Pictures/1000020100000368000001F08D3FDA11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4" text:anchor-type="paragraph" svg:width="11.776cm" svg:height="6.727cm" draw:z-index="3"><draw:image xlink:href="Pictures/100002010000036B000001F44FB3D7DB.png" xlink:type="simple" xlink:show="embed" xlink:actuate="onLoad"/></draw:frame></text:p>
          </table:table-cell>
        </table:table-row>
        <text:soft-page-break/>
        <table:table-row>
          <table:table-cell table:style-name="Tabella1.A2" office:value-type="string">
            <text:p text:style-name="Table_20_Contents"><draw:frame draw:style-name="fr2" draw:name="immagini5" text:anchor-type="paragraph" svg:width="11.776cm" svg:height="6.602cm" draw:z-index="4"><draw:image xlink:href="Pictures/100002010000036F000001ED5C5F5A96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6" text:anchor-type="paragraph" svg:width="11.776cm" svg:height="6.579cm" draw:z-index="5"><draw:image xlink:href="Pictures/100002010000036B000001E9056E95AF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7" text:anchor-type="paragraph" svg:width="11.776cm" svg:height="6.673cm" draw:z-index="6"><draw:image xlink:href="Pictures/100002010000036B000001F0FE0EF92B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8" text:anchor-type="paragraph" svg:width="11.776cm" svg:height="6.675cm" draw:z-index="7"><draw:image xlink:href="Pictures/1000020100000369000001EF578E0C8E.png" xlink:type="simple" xlink:show="embed" xlink:actuate="onLoad"/></draw:frame></text:p>
          </table:table-cell>
        </table:table-row>
        <text:soft-page-break/>
        <table:table-row>
          <table:table-cell table:style-name="Tabella1.A2" office:value-type="string">
            <text:p text:style-name="Table_20_Contents"><draw:frame draw:style-name="fr2" draw:name="immagini9" text:anchor-type="paragraph" svg:width="11.776cm" svg:height="6.611cm" draw:z-index="8"><draw:image xlink:href="Pictures/100002010000036E000001ED0B3358A6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10" text:anchor-type="paragraph" svg:width="11.776cm" svg:height="6.63cm" draw:z-index="9"><draw:image xlink:href="Pictures/1000020100000368000001EBBA09A906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ovanni Gallo</meta:initial-creator>
    <meta:creation-date>2015-10-09T19:28:02.77</meta:creation-date>
    <meta:document-statistic meta:table-count="1" meta:image-count="10" meta:object-count="0" meta:page-count="3" meta:paragraph-count="0" meta:word-count="0" meta:character-count="0"/>
    <dc:date>2015-10-09T19:31:28.69</dc:date>
    <dc:creator>Giovanni Gallo</dc:creator>
    <meta:editing-duration>PT3M26S</meta:editing-duration>
    <meta:editing-cycles>1</meta:editing-cycles>
    <meta:generator>OpenOffice/4.1.1$Win32 OpenOffice.org_project/411m6$Build-9775</meta:generator>
  </office:meta>
</office:document-meta>
</file>